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31, C3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U9, U1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LED,FSER,FGNSS,FROT,FWAS,FINP,FCAN,FCAN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U4,U13</text:p>
          </table:table-cell>
          <table:table-cell office:value-type="float" office:value="-90" calcext:value-type="float">
            <text:p>-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12">00.00.0000</text:date>, <text:time style:data-style-name="N2" text:time-value="11:55:49.79351253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1T07:36:09.445164287</meta:creation-date>
    <dc:date>2021-01-12T11:58:06.935632192</dc:date>
    <meta:editing-duration>PT3M31S</meta:editing-duration>
    <meta:editing-cycles>3</meta:editing-cycles>
    <meta:generator>LibreOffice/5.1.6.2$Linux_X86_64 LibreOffice_project/10m0$Build-2</meta:generator>
    <meta:document-statistic meta:table-count="1" meta:cell-count="8" meta:object-count="0"/>
  </office:meta>
</office:document-meta>
</file>